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fo:break-before="page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3465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fo:break-before="page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B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paragraph-rsid="000ee0fd"/>
    </style:style>
    <style:style style:name="P3" style:family="paragraph" style:parent-style-name="Standard">
      <style:text-properties fo:language="fr" fo:country="FR" officeooo:paragraph-rsid="000f8c7f"/>
    </style:style>
    <style:style style:name="P4" style:family="paragraph" style:parent-style-name="Standard">
      <style:text-properties fo:language="fr" fo:country="FR" officeooo:rsid="000f8c7f" officeooo:paragraph-rsid="000f8c7f"/>
    </style:style>
    <style:style style:name="P5" style:family="paragraph" style:parent-style-name="Standard">
      <style:text-properties fo:language="fr" fo:country="FR" officeooo:rsid="001169ec" officeooo:paragraph-rsid="001169ec"/>
    </style:style>
    <style:style style:name="P6" style:family="paragraph" style:parent-style-name="Table_20_Contents">
      <style:text-properties fo:language="fr" fo:country="FR" officeooo:rsid="000dd9c6" officeooo:paragraph-rsid="000ee0fd"/>
    </style:style>
    <style:style style:name="P7" style:family="paragraph" style:parent-style-name="Table_20_Contents">
      <style:text-properties fo:language="fr" fo:country="FR" officeooo:rsid="000dd9c6" officeooo:paragraph-rsid="000f8c7f"/>
    </style:style>
    <style:style style:name="P8" style:family="paragraph" style:parent-style-name="Table_20_Contents">
      <style:text-properties fo:language="fr" fo:country="FR" officeooo:rsid="000ee0fd" officeooo:paragraph-rsid="000ee0fd"/>
    </style:style>
    <style:style style:name="P9" style:family="paragraph" style:parent-style-name="Table_20_Contents">
      <style:text-properties fo:language="fr" fo:country="FR" officeooo:rsid="000ee0fd" officeooo:paragraph-rsid="000f8c7f"/>
    </style:style>
    <style:style style:name="P10" style:family="paragraph" style:parent-style-name="Table_20_Contents">
      <style:text-properties fo:language="fr" fo:country="FR" officeooo:paragraph-rsid="000ee0fd"/>
    </style:style>
    <style:style style:name="P11" style:family="paragraph" style:parent-style-name="Table_20_Contents">
      <style:text-properties fo:language="fr" fo:country="FR" officeooo:paragraph-rsid="000f8c7f"/>
    </style:style>
    <style:style style:name="P12" style:family="paragraph" style:parent-style-name="Table_20_Contents">
      <style:text-properties fo:language="fr" fo:country="FR" officeooo:rsid="000f8c7f" officeooo:paragraph-rsid="000f8c7f"/>
    </style:style>
    <style:style style:name="T1" style:family="text">
      <style:text-properties officeooo:rsid="000ee0fd"/>
    </style:style>
    <style:style style:name="T2" style:family="text">
      <style:text-properties officeooo:rsid="000f8c7f"/>
    </style:style>
    <style:style style:name="T3" style:family="text">
      <style:text-properties officeooo:rsid="001169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1</text:p>
      <text:p text:style-name="P1"/>
      <text:p text:style-name="P1">Une API REST permet à envoyer des requêtes et des réponses sur le web avec les application de l'architecture REST. </text:p>
      <text:p text:style-name="P1">Une application REST est de type client-serveur.</text:p>
      <text:p text:style-name="P1">Sans états</text:p>
      <text:p text:style-name="P1">messages sont autodescriptifs </text:p>
      <text:p text:style-name="P1">etc...</text:p>
      <text:p text:style-name="P1"/>
      <text:p text:style-name="P1">1.2</text:p>
      <text:p text:style-name="P1"/>
      <text:p text:style-name="P1">2 </text:p>
      <text:p text:style-name="P1"/>
      <text:p text:style-name="P1">Pour utilisateurs</text:p>
      <text:p text:style-name="P1"><text:s text:c="2"/>get (afficher) (url/user/numéro)</text:p>
      <text:p text:style-name="P1"><text:s text:c="2"/>put create user</text:p>
      <text:p text:style-name="P1"><text:s text:c="2"/>delete </text:p>
      <text:p text:style-name="P1"/>
      <text:p text:style-name="P1">Service userrs pourla liste des utilisateurs : GET (url/users)</text:p>
      <text:p text:style-name="P1"/>
      <text:p text:style-name="P1">Service authentification</text:p>
      <text:p text:style-name="P1"><text:s text:c="2"/>PUT créer la connexion</text:p>
      <text:p text:style-name="P1"><text:s text:c="2"/>DELETE <text:s/>supprimer la connexion</text:p>
      <text:p text:style-name="P1"/>
      <text:p text:style-name="P1">Service message </text:p>
      <text:p text:style-name="P1"><text:s text:c="2"/>GET afficher</text:p>
      <text:p text:style-name="P1"><text:s text:c="2"/>PUT créer</text:p>
      <text:p text:style-name="P1"><text:s text:c="2"/>DELETE </text:p>
      <text:p text:style-name="P1"/>
      <text:p text:style-name="P1">Service messages</text:p>
      <text:p text:style-name="P1"><text:s text:c="2"/>GET (tous les messages)</text:p>
      <text:p text:style-name="P1"/>
      <text:p text:style-name="P1">Service demande</text:p>
      <text:p text:style-name="P1"><text:s text:c="2"/>GET </text:p>
      <text:p text:style-name="P1"><text:s text:c="2"/>DELETE</text:p>
      <text:p text:style-name="P1"><text:s text:c="2"/>POST</text:p>
      <text:p text:style-name="P1"/>
      <text:p text:style-name="P1">Service demandes</text:p>
      <text:p text:style-name="P1"><text:s text:c="2"/>GET </text:p>
      <text:p text:style-name="P1"/>
      <text:p text:style-name="P1"><text:line-break/><text:line-break/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">Nom du web service </text:p>
          </table:table-cell>
          <table:table-cell table:style-name="Table1.B1" office:value-type="string">
            <text:p text:style-name="P6"><text:span text:style-name="T1">CreateU</text:span>ser</text:p>
          </table:table-cell>
        </table:table-row>
        <table:table-row>
          <table:table-cell table:style-name="Table1.A2" office:value-type="string">
            <text:p text:style-name="P6">URL Du web service </text:p>
          </table:table-cell>
          <table:table-cell table:style-name="Table1.B2" office:value-type="string">
            <text:p text:style-name="P6">/users/ <text:span text:style-name="T1">avec PUT</text:span></text:p>
          </table:table-cell>
        </table:table-row>
        <table:table-row>
          <table:table-cell table:style-name="Table1.A2" office:value-type="string">
            <text:p text:style-name="P6">Description du service</text:p>
          </table:table-cell>
          <table:table-cell table:style-name="Table1.B2" office:value-type="string">
            <text:p text:style-name="P6">Création utilisateur</text:p>
          </table:table-cell>
        </table:table-row>
        <table:table-row>
          <table:table-cell table:style-name="Table1.A2" office:value-type="string">
            <text:p text:style-name="P6">Paramètres en entrée</text:p>
          </table:table-cell>
          <table:table-cell table:style-name="Table1.B2" office:value-type="string">
            <text:p text:style-name="P6">Username ; pwd; name ; surname; email </text:p>
          </table:table-cell>
        </table:table-row>
        <table:table-row>
          <table:table-cell table:style-name="Table1.A2" office:value-type="string">
            <text:p text:style-name="P6">Format de sortie</text:p>
          </table:table-cell>
          <table:table-cell table:style-name="Table1.B2" office:value-type="string">
            <text:p text:style-name="P8">OK ; ERROR (JSON)</text:p>
          </table:table-cell>
        </table:table-row>
        <table:table-row>
          <table:table-cell table:style-name="Table1.A2" office:value-type="string">
            <text:p text:style-name="P6">Exemple de sortie</text:p>
          </table:table-cell>
          <table:table-cell table:style-name="Table1.B2" office:value-type="string">
            <text:p text:style-name="P8">{status:<text:span text:style-name="T2">201</text:span>, message : «<text:span text:style-name="T2">OK</text:span>» , details :  « yyy »}</text:p>
          </table:table-cell>
        </table:table-row>
        <table:table-row>
          <table:table-cell table:style-name="Table1.A2" office:value-type="string">
            <text:p text:style-name="P6">Erreurs possible</text:p>
          </table:table-cell>
          <table:table-cell table:style-name="Table1.B2" office:value-type="string">
            <text:p text:style-name="P6">failure_to_create;username_taken;email_taken; password_strength</text:p>
          </table:table-cell>
        </table:table-row>
        <table:table-row>
          <table:table-cell table:style-name="Table1.A2" office:value-type="string">
            <text:p text:style-name="P6">Avancement du service </text:p>
          </table:table-cell>
          <table:table-cell table:style-name="Table1.B2" office:value-type="string">
            <text:p text:style-name="P8">À faire</text:p>
          </table:table-cell>
        </table:table-row>
        <table:table-row>
          <table:table-cell table:style-name="Table1.A2" office:value-type="string">
            <text:p text:style-name="P6">Classes fichiers JavaScript</text:p>
          </table:table-cell>
          <table:table-cell table:style-name="Table1.B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6">Informations additionnelles</text:p>
          </table:table-cell>
          <table:table-cell table:style-name="Table1.B2" office:value-type="string">
            <text:p text:style-name="P10"/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">Nom du web service </text:p>
          </table:table-cell>
          <table:table-cell table:style-name="Table2.B1" office:value-type="string">
            <text:p text:style-name="P6"><text:span text:style-name="T1">get</text:span>_user</text:p>
          </table:table-cell>
        </table:table-row>
        <table:table-row>
          <table:table-cell table:style-name="Table2.A2" office:value-type="string">
            <text:p text:style-name="P6">URL Du web service </text:p>
          </table:table-cell>
          <table:table-cell table:style-name="Table2.B2" office:value-type="string">
            <text:p text:style-name="P6"><text:s/>/users/&lt;us<text:span text:style-name="T2">ername</text:span>&gt; <text:span text:style-name="T1">avec GET</text:span></text:p>
          </table:table-cell>
        </table:table-row>
        <table:table-row>
          <table:table-cell table:style-name="Table2.A2" office:value-type="string">
            <text:p text:style-name="P6">Description du service</text:p>
          </table:table-cell>
          <table:table-cell table:style-name="Table2.B2" office:value-type="string">
            <text:p text:style-name="P6"><text:span text:style-name="T1">affichage</text:span> utilisateur</text:p>
          </table:table-cell>
        </table:table-row>
        <table:table-row>
          <table:table-cell table:style-name="Table2.A2" office:value-type="string">
            <text:p text:style-name="P6">Paramètres en entrée</text:p>
          </table:table-cell>
          <table:table-cell table:style-name="Table2.B2" office:value-type="string">
            <text:p text:style-name="P6">Username <text:span text:style-name="T1">ou </text:span>name ; surname <text:span text:style-name="T1">ou </text:span><text:s/>email </text:p>
          </table:table-cell>
        </table:table-row>
        <table:table-row>
          <table:table-cell table:style-name="Table2.A2" office:value-type="string">
            <text:p text:style-name="P6">Format de sortie</text:p>
          </table:table-cell>
          <table:table-cell table:style-name="Table2.B2" office:value-type="string">
            <text:p text:style-name="P8">OK ; ERROR (JSON)</text:p>
          </table:table-cell>
        </table:table-row>
        <table:table-row>
          <table:table-cell table:style-name="Table2.A2" office:value-type="string">
            <text:p text:style-name="P6">Exemple de sortie</text:p>
          </table:table-cell>
          <table:table-cell table:style-name="Table2.B2" office:value-type="string">
            <text:p text:style-name="P8">{status:XXX, message : « xxxx » , details :  « yyy »}</text:p>
          </table:table-cell>
        </table:table-row>
        <table:table-row>
          <table:table-cell table:style-name="Table2.A2" office:value-type="string">
            <text:p text:style-name="P6">Erreurs possible</text:p>
          </table:table-cell>
          <table:table-cell table:style-name="Table2.B2" office:value-type="string">
            <text:p text:style-name="P8">UsrNotFound ; </text:p>
          </table:table-cell>
        </table:table-row>
        <table:table-row>
          <table:table-cell table:style-name="Table2.A2" office:value-type="string">
            <text:p text:style-name="P6">Avancement du service </text:p>
          </table:table-cell>
          <table:table-cell table:style-name="Table2.B2" office:value-type="string">
            <text:p text:style-name="P8">À faire</text:p>
          </table:table-cell>
        </table:table-row>
        <table:table-row>
          <table:table-cell table:style-name="Table2.A2" office:value-type="string">
            <text:p text:style-name="P6">Classes fichiers JavaScript</text:p>
          </table:table-cell>
          <table:table-cell table:style-name="Table2.B2" office:value-type="string">
            <text:p text:style-name="P10"/>
          </table:table-cell>
        </table:table-row>
        <table:table-row>
          <table:table-cell table:style-name="Table2.A2" office:value-type="string">
            <text:p text:style-name="P6">Informations additionnelles</text:p>
          </table:table-cell>
          <table:table-cell table:style-name="Table2.B2" office:value-type="string">
            <text:p text:style-name="P10"/>
          </table:table-cell>
        </table:table-row>
      </table:table>
      <text:p text:style-name="P2"/>
      <text:p text:style-name="P4">3.2</text:p>
      <text:p text:style-name="P4"/>
      <text:p text:style-name="P4">Status Code : </text:p>
      <text:p text:style-name="P4">- 201:ok</text:p>
      <text:p text:style-name="P4">- 409 : le login existe déjà</text:p>
      <text:p text:style-name="P4">- 400 : champs manquant (bad request)</text:p>
      <text:p text:style-name="P4">- 500 : <text:span text:style-name="T3">server error</text:span></text:p>
      <text:p text:style-name="P4"/>
      <text:p text:style-name="P4">//<text:span text:style-name="T3">409</text:span></text:p>
      <text:p text:style-name="P5">{</text:p>
      <text:p text:style-name="P5">« status » : 409,</text:p>
      <text:p text:style-name="P5">« message » : « utilisateur déjà existant »</text:p>
      <text:p text:style-name="P5">}</text:p>
      <text:p text:style-name="P5"/>
      <text:p text:style-name="P5">//201</text:p>
      <text:p text:style-name="P5">{</text:p>
      <text:p text:style-name="P5">« status » : 201,</text:p>
      <text:p text:style-name="P5">« message »  : « login … enregistré » </text:p>
      <text:p text:style-name="P5">}</text:p>
      <text:p text:style-name="P5"/>
      <table:table table:name="Table3" table:style-name="Table3">
        <table:table-column table:style-name="Table3.A" table:number-columns-repeated="2"/>
        <table:table-row>
          <table:table-cell table:style-name="Table3.A1" office:value-type="string">
            <text:p text:style-name="P7">Nom du web service </text:p>
          </table:table-cell>
          <table:table-cell table:style-name="Table3.B1" office:value-type="string">
            <text:p text:style-name="P12">DeleteUser</text:p>
          </table:table-cell>
        </table:table-row>
        <table:table-row>
          <table:table-cell table:style-name="Table3.A2" office:value-type="string">
            <text:p text:style-name="P7">URL Du web service </text:p>
          </table:table-cell>
          <table:table-cell table:style-name="Table3.B2" office:value-type="string">
            <text:p text:style-name="P7">/users/&lt;<text:span text:style-name="T2">Username</text:span>&gt; <text:span text:style-name="T1">avec </text:span><text:span text:style-name="T2">DELETE</text:span></text:p>
          </table:table-cell>
        </table:table-row>
        <table:table-row>
          <table:table-cell table:style-name="Table3.A2" office:value-type="string">
            <text:p text:style-name="P7">Description du service</text:p>
          </table:table-cell>
          <table:table-cell table:style-name="Table3.B2" office:value-type="string">
            <text:p text:style-name="P7"><text:span text:style-name="T2">Efface</text:span> utilisateur</text:p>
          </table:table-cell>
        </table:table-row>
        <table:table-row>
          <table:table-cell table:style-name="Table3.A2" office:value-type="string">
            <text:p text:style-name="P7">Paramètres en entrée</text:p>
          </table:table-cell>
          <table:table-cell table:style-name="Table3.B2" office:value-type="string">
            <text:p text:style-name="P7">Username <text:span text:style-name="T2">or </text:span>email </text:p>
          </table:table-cell>
        </table:table-row>
        <table:table-row>
          <table:table-cell table:style-name="Table3.A2" office:value-type="string">
            <text:p text:style-name="P7">Format de sortie</text:p>
          </table:table-cell>
          <table:table-cell table:style-name="Table3.B2" office:value-type="string">
            <text:p text:style-name="P9">OK ; ERROR (JSON)</text:p>
          </table:table-cell>
        </table:table-row>
        <table:table-row>
          <table:table-cell table:style-name="Table3.A2" office:value-type="string">
            <text:p text:style-name="P7">Exemple de sortie</text:p>
          </table:table-cell>
          <table:table-cell table:style-name="Table3.B2" office:value-type="string">
            <text:p text:style-name="P9">{status:XXX, message : « xxxxé » , details :  « yyy »}</text:p>
          </table:table-cell>
        </table:table-row>
        <table:table-row>
          <table:table-cell table:style-name="Table3.A2" office:value-type="string">
            <text:p text:style-name="P7">Erreurs possible</text:p>
          </table:table-cell>
          <table:table-cell table:style-name="Table3.B2" office:value-type="string">
            <text:p text:style-name="P12">UserNotFound; ErrorDelete; PermissionDenied</text:p>
          </table:table-cell>
        </table:table-row>
        <table:table-row>
          <table:table-cell table:style-name="Table3.A2" office:value-type="string">
            <text:p text:style-name="P7">Avancement du service </text:p>
          </table:table-cell>
          <table:table-cell table:style-name="Table3.B2" office:value-type="string">
            <text:p text:style-name="P9">À faire</text:p>
          </table:table-cell>
        </table:table-row>
        <table:table-row>
          <table:table-cell table:style-name="Table3.A2" office:value-type="string">
            <text:p text:style-name="P7">Classes fichiers JavaScript</text:p>
          </table:table-cell>
          <table:table-cell table:style-name="Table3.B2" office:value-type="string">
            <text:p text:style-name="P11"/>
          </table:table-cell>
        </table:table-row>
        <table:table-row>
          <table:table-cell table:style-name="Table3.A2" office:value-type="string">
            <text:p text:style-name="P7">Informations additionnelles</text:p>
          </table:table-cell>
          <table:table-cell table:style-name="Table3.B2" office:value-type="string">
            <text:p text:style-name="P11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1:56:22.302606436</meta:creation-date>
    <dc:date>2024-03-18T12:30:56.854128527</dc:date>
    <meta:editing-duration>PT3M3S</meta:editing-duration>
    <meta:editing-cycles>2</meta:editing-cycles>
    <meta:generator>LibreOffice/7.3.7.2$Linux_X86_64 LibreOffice_project/30$Build-2</meta:generator>
    <meta:document-statistic meta:table-count="3" meta:image-count="0" meta:object-count="0" meta:page-count="4" meta:paragraph-count="99" meta:word-count="328" meta:character-count="2040" meta:non-whitespace-character-count="1752"/>
  </office:meta>
</office:document-meta>
</file>